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P2" style:family="paragraph" style:parent-style-name="Standard">
      <style:paragraph-properties fo:break-before="auto" style:writing-mode="lr-tb"/>
    </style:style>
    <style:style style:name="P3" style:family="paragraph" style:parent-style-name="Standard">
      <style:paragraph-properties fo:break-before="auto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P4" style:family="paragraph" style:parent-style-name="Standard">
      <style:paragraph-properties fo:break-before="auto" fo:margin-top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P5" style:family="paragraph" style:parent-style-name="Standard">
      <style:paragraph-properties fo:break-before="auto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P6" style:family="paragraph" style:parent-style-name="Standard">
      <style:paragraph-properties fo:break-before="auto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P7" style:family="paragraph" style:parent-style-name="Standard">
      <style:paragraph-properties fo:break-before="auto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P8" style:family="paragraph" style:parent-style-name="Standard">
      <style:paragraph-properties fo:break-before="auto" fo:margin-top="0cm" fo:margin-bottom="0cm" style:writing-mode="lr-tb"/>
    </style:style>
    <style:style style:name="T8_1" style:family="text"/>
    <style:style style:name="T8_2" style:family="text"/>
    <style:style style:name="P9" style:family="paragraph" style:parent-style-name="Standard">
      <style:paragraph-properties fo:break-before="auto" style:writing-mode="lr-tb"/>
    </style:style>
    <style:style style:name="P10" style:family="paragraph" style:parent-style-name="Standard">
      <style:paragraph-properties fo:break-before="auto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P11" style:family="paragraph" style:parent-style-name="Standard">
      <style:paragraph-properties fo:break-before="auto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P12" style:family="paragraph" style:parent-style-name="Standard">
      <style:paragraph-properties fo:break-before="auto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P13" style:family="paragraph" style:parent-style-name="Standard">
      <style:paragraph-properties fo:break-before="auto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P14" style:family="paragraph" style:parent-style-name="Standard">
      <style:paragraph-properties fo:break-before="auto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P15" style:family="paragraph" style:parent-style-name="Standard">
      <style:paragraph-properties fo:break-before="auto" fo:margin-top="0cm" fo:margin-bottom="0cm" style:writing-mode="lr-tb"/>
    </style:style>
    <style:style style:name="T15_1" style:family="text"/>
    <style:style style:name="T15_2" style:family="text"/>
    <style:style style:name="P16" style:family="paragraph" style:parent-style-name="Standard">
      <style:paragraph-properties fo:break-before="auto" style:writing-mode="lr-tb"/>
    </style:style>
    <style:style style:name="P17" style:family="paragraph" style:parent-style-name="Standard">
      <style:paragraph-properties fo:break-before="auto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P18" style:family="paragraph" style:parent-style-name="Standard">
      <style:paragraph-properties fo:break-before="auto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P19" style:family="paragraph" style:parent-style-name="Standard">
      <style:paragraph-properties fo:break-before="auto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P20" style:family="paragraph" style:parent-style-name="Standard">
      <style:paragraph-properties fo:break-before="auto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P21" style:family="paragraph" style:parent-style-name="Standard">
      <style:paragraph-properties fo:break-before="auto" fo:margin-top="0cm" fo:margin-bottom="0cm" style:writing-mode="lr-tb"/>
    </style:style>
    <style:style style:name="T21_1" style:family="text"/>
    <style:style style:name="T21_2" style:family="text"/>
    <style:style style:name="P22" style:family="paragraph" style:parent-style-name="Standard">
      <style:paragraph-properties fo:break-before="auto" style:writing-mode="lr-tb"/>
    </style:style>
    <style:style style:name="P23" style:family="paragraph" style:parent-style-name="Standard">
      <style:paragraph-properties fo:break-before="auto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P24" style:family="paragraph" style:parent-style-name="Standard">
      <style:paragraph-properties fo:break-before="auto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P25" style:family="paragraph" style:parent-style-name="Standard">
      <style:paragraph-properties fo:break-before="auto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P26" style:family="paragraph" style:parent-style-name="Standard">
      <style:paragraph-properties fo:break-before="auto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P27" style:family="paragraph" style:parent-style-name="Standard">
      <style:paragraph-properties fo:break-before="auto" fo:margin-top="0cm" fo:margin-bottom="0cm" style:writing-mode="lr-tb"/>
    </style:style>
    <style:style style:name="T27_1" style:family="text"/>
    <style:style style:name="T27_2" style:family="text"/>
    <style:style style:name="P28" style:family="paragraph" style:parent-style-name="Standard">
      <style:paragraph-properties fo:break-before="auto" style:writing-mode="lr-tb"/>
    </style:style>
    <style:style style:name="P29" style:family="paragraph" style:parent-style-name="Standard">
      <style:paragraph-properties fo:break-before="auto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P30" style:family="paragraph" style:parent-style-name="Standard">
      <style:paragraph-properties fo:break-before="auto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P31" style:family="paragraph" style:parent-style-name="Standard">
      <style:paragraph-properties fo:break-before="auto" fo:margin-top="0cm" fo:margin-bottom="0cm" style:writing-mode="lr-tb"/>
    </style:style>
    <style:style style:name="T31_1" style:family="text"/>
    <style:style style:name="T31_2" style:family="text"/>
    <style:style style:name="T31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31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P32" style:family="paragraph" style:parent-style-name="Standard">
      <style:paragraph-properties fo:break-before="auto" style:writing-mode="lr-tb"/>
    </style:style>
    <style:style style:name="P33" style:family="paragraph" style:parent-style-name="Standard">
      <style:paragraph-properties fo:break-before="auto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P34" style:family="paragraph" style:parent-style-name="Standard">
      <style:paragraph-properties fo:break-before="auto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P35" style:family="paragraph" style:parent-style-name="Standard">
      <style:paragraph-properties fo:break-before="auto" fo:margin-top="0cm" fo:margin-bottom="0cm" style:writing-mode="lr-tb"/>
    </style:style>
    <style:style style:name="T35_1" style:family="text"/>
    <style:style style:name="T35_2" style:family="text"/>
    <style:style style:name="P36" style:family="paragraph" style:parent-style-name="Standard">
      <style:paragraph-properties fo:break-before="auto" style:writing-mode="lr-tb"/>
    </style:style>
    <style:style style:name="T36_1" style:family="text"/>
    <style:style style:name="P37" style:family="paragraph" style:parent-style-name="Standard">
      <style:paragraph-properties fo:break-before="auto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P38" style:family="paragraph" style:parent-style-name="Standard">
      <style:paragraph-properties fo:break-before="auto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P39" style:family="paragraph" style:parent-style-name="Standard">
      <style:paragraph-properties fo:break-before="auto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P40" style:family="paragraph" style:parent-style-name="Standard">
      <style:paragraph-properties fo:break-before="auto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P41" style:family="paragraph" style:parent-style-name="Standard">
      <style:paragraph-properties fo:break-before="auto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P42" style:family="paragraph" style:parent-style-name="Standard">
      <style:paragraph-properties fo:break-before="auto" fo:margin-top="0cm" fo:margin-bottom="0cm" style:writing-mode="lr-tb"/>
    </style:style>
    <style:style style:name="T42_1" style:family="text"/>
    <style:style style:name="T42_2" style:family="text"/>
    <style:style style:name="P43" style:family="paragraph" style:parent-style-name="Standard">
      <style:paragraph-properties fo:break-before="auto" style:writing-mode="lr-tb"/>
    </style:style>
    <style:style style:name="P44" style:family="paragraph" style:parent-style-name="Standard">
      <style:paragraph-properties fo:break-before="auto" style:writing-mode="lr-tb"/>
    </style:style>
    <style:style style:name="P45" style:family="paragraph" style:parent-style-name="Standard">
      <style:paragraph-properties fo:break-before="auto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P46" style:family="paragraph" style:parent-style-name="Standard">
      <style:paragraph-properties fo:break-before="auto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P47" style:family="paragraph" style:parent-style-name="Standard">
      <style:paragraph-properties fo:break-before="auto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P48" style:family="paragraph" style:parent-style-name="Standard">
      <style:paragraph-properties fo:break-before="auto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P49" style:family="paragraph" style:parent-style-name="Standard">
      <style:paragraph-properties fo:break-before="auto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P50" style:family="paragraph" style:parent-style-name="Standard">
      <style:paragraph-properties fo:break-before="auto" fo:margin-top="0cm" fo:margin-bottom="0cm" style:writing-mode="lr-tb"/>
    </style:style>
    <style:style style:name="T50_1" style:family="text"/>
    <style:style style:name="T50_2" style:family="text"/>
    <style:style style:name="P51" style:family="paragraph" style:parent-style-name="Standard">
      <style:paragraph-properties fo:break-before="auto" style:writing-mode="lr-tb"/>
    </style:style>
    <style:style style:name="P52" style:family="paragraph" style:parent-style-name="Standard">
      <style:paragraph-properties fo:break-before="auto" style:writing-mode="lr-tb"/>
    </style:style>
    <style:style style:name="P53" style:family="paragraph" style:parent-style-name="Standard">
      <style:paragraph-properties fo:break-before="auto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P54" style:family="paragraph" style:parent-style-name="Standard">
      <style:paragraph-properties fo:break-before="auto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P55" style:family="paragraph" style:parent-style-name="Standard">
      <style:paragraph-properties fo:break-before="auto" fo:margin-top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P56" style:family="paragraph" style:parent-style-name="Standard">
      <style:paragraph-properties fo:break-before="auto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P57" style:family="paragraph" style:parent-style-name="Standard">
      <style:paragraph-properties fo:break-before="auto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P58" style:family="paragraph" style:parent-style-name="Standard">
      <style:paragraph-properties fo:break-before="auto" fo:margin-top="0cm" fo:margin-bottom="0cm" style:writing-mode="lr-tb"/>
    </style:style>
    <style:style style:name="T58_1" style:family="text"/>
    <style:style style:name="T58_2" style:family="text"/>
    <style:style style:name="P59" style:family="paragraph" style:parent-style-name="Standard">
      <style:paragraph-properties fo:break-before="auto" style:writing-mode="lr-tb"/>
    </style:style>
    <style:style style:name="P60" style:family="paragraph" style:parent-style-name="Standard">
      <style:paragraph-properties fo:break-before="auto" style:writing-mode="lr-tb"/>
    </style:style>
    <style:style style:name="P61" style:family="paragraph" style:parent-style-name="Standard">
      <style:paragraph-properties fo:break-before="auto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P62" style:family="paragraph" style:parent-style-name="Standard">
      <style:paragraph-properties fo:break-before="auto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P63" style:family="paragraph" style:parent-style-name="Standard">
      <style:paragraph-properties fo:break-before="auto" fo:margin-top="0cm" fo:margin-bottom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P64" style:family="paragraph" style:parent-style-name="Standard">
      <style:paragraph-properties fo:break-before="auto" style:writing-mode="lr-tb"/>
    </style:style>
    <style:style style:name="P65" style:family="paragraph" style:parent-style-name="Standard">
      <style:paragraph-properties fo:break-before="auto" style:writing-mode="lr-tb"/>
    </style:style>
    <style:style style:name="T65_1" style:family="text"/>
    <style:style style:name="T65_2" style:family="text"/>
    <style:style style:name="T65_3" style:family="text"/>
    <style:style style:name="P66" style:family="paragraph" style:parent-style-name="Standard">
      <style:paragraph-properties fo:break-before="auto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P67" style:family="paragraph" style:parent-style-name="Standard">
      <style:paragraph-properties fo:break-before="auto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P68" style:family="paragraph" style:parent-style-name="Standard">
      <style:paragraph-properties fo:break-before="auto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P69" style:family="paragraph" style:parent-style-name="Standard">
      <style:paragraph-properties fo:break-before="auto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P70" style:family="paragraph" style:parent-style-name="Standard">
      <style:paragraph-properties fo:break-before="auto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P71" style:family="paragraph" style:parent-style-name="Standard">
      <style:paragraph-properties fo:break-before="auto" fo:margin-top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P72" style:family="paragraph" style:parent-style-name="Standard">
      <style:paragraph-properties fo:break-before="auto" fo:margin-top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P73" style:family="paragraph" style:parent-style-name="Standard">
      <style:paragraph-properties fo:break-before="auto" fo:margin-top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P74" style:family="paragraph" style:parent-style-name="Standard">
      <style:paragraph-properties fo:break-before="auto" fo:margin-top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P75" style:family="paragraph" style:parent-style-name="Standard">
      <style:paragraph-properties fo:break-before="auto" fo:margin-top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P76" style:family="paragraph" style:parent-style-name="Standard">
      <style:paragraph-properties fo:break-before="auto" fo:margin-top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P77" style:family="paragraph" style:parent-style-name="Standard">
      <style:paragraph-properties fo:break-before="auto" fo:margin-top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P78" style:family="paragraph" style:parent-style-name="Standard">
      <style:paragraph-properties fo:break-before="auto" fo:margin-top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P79" style:family="paragraph" style:parent-style-name="Standard">
      <style:paragraph-properties fo:break-before="auto" fo:margin-top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P80" style:family="paragraph" style:parent-style-name="Standard">
      <style:paragraph-properties fo:break-before="auto" fo:margin-top="0cm" style:writing-mode="lr-tb"/>
    </style:style>
    <style:style style:name="T80_1" style:family="text"/>
    <style:style style:name="T80_2" style:family="text"/>
    <style:style style:name="T80_3" style:family="text"/>
    <style:style style:name="P81" style:family="paragraph" style:parent-style-name="Standard">
      <style:paragraph-properties fo:break-before="auto" fo:margin-top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P82" style:family="paragraph" style:parent-style-name="Standard">
      <style:paragraph-properties fo:break-before="auto" fo:margin-top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P83" style:family="paragraph" style:parent-style-name="Standard">
      <style:paragraph-properties fo:break-before="auto" fo:margin-top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P84" style:family="paragraph" style:parent-style-name="Standard">
      <style:paragraph-properties fo:break-before="auto" fo:margin-top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P85" style:family="paragraph" style:parent-style-name="Standard">
      <style:paragraph-properties fo:break-before="auto" fo:margin-top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P86" style:family="paragraph" style:parent-style-name="Standard">
      <style:paragraph-properties fo:break-before="auto" fo:margin-top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P87" style:family="paragraph" style:parent-style-name="Standard">
      <style:paragraph-properties fo:break-before="auto" fo:margin-top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P88" style:family="paragraph" style:parent-style-name="Standard">
      <style:paragraph-properties fo:break-before="auto" fo:margin-top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P89" style:family="paragraph" style:parent-style-name="Standard">
      <style:paragraph-properties fo:break-before="auto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P90" style:family="paragraph" style:parent-style-name="Standard">
      <style:paragraph-properties fo:break-before="auto" fo:margin-top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P91" style:family="paragraph" style:parent-style-name="Standard">
      <style:paragraph-properties fo:break-before="auto" fo:margin-top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P92" style:family="paragraph" style:parent-style-name="Standard">
      <style:paragraph-properties fo:break-before="auto" fo:margin-top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P93" style:family="paragraph" style:parent-style-name="Standard">
      <style:paragraph-properties fo:break-before="auto" fo:margin-top="0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P94" style:family="paragraph" style:parent-style-name="Standard">
      <style:paragraph-properties fo:break-before="auto" fo:margin-top="0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P95" style:family="paragraph" style:parent-style-name="Standard">
      <style:paragraph-properties fo:break-before="auto" fo:margin-top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P96" style:family="paragraph" style:parent-style-name="Standard">
      <style:paragraph-properties fo:break-before="auto" fo:margin-top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P97" style:family="paragraph" style:parent-style-name="Standard">
      <style:paragraph-properties fo:break-before="auto" fo:margin-top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P98" style:family="paragraph" style:parent-style-name="Standard">
      <style:paragraph-properties fo:break-before="auto" fo:margin-top="0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P99" style:family="paragraph" style:parent-style-name="Standard">
      <style:paragraph-properties fo:break-before="auto" fo:margin-top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P100" style:family="paragraph" style:parent-style-name="Standard">
      <style:paragraph-properties fo:break-before="auto" fo:margin-top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P101" style:family="paragraph" style:parent-style-name="Standard">
      <style:paragraph-properties fo:break-before="auto" fo:margin-top="0cm" fo:margin-bottom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P102" style:family="paragraph" style:parent-style-name="Standard">
      <style:paragraph-properties fo:break-before="auto" style:writing-mode="lr-tb"/>
    </style:style>
  </office:automatic-styles>
  <office:body>
    <office:text>
      <text:p text:style-name="P1"><text:span text:style-name="T1_1">*</text:span><text:span text:style-name="T1_2">All</text:span><text:span text:style-name="T1_3"><text:s/></text:span><text:span text:style-name="T1_4">comments</text:span><text:span text:style-name="T1_5"><text:s/></text:span><text:span text:style-name="T1_6">can</text:span><text:span text:style-name="T1_7"><text:s/></text:span><text:span text:style-name="T1_8">be</text:span><text:span text:style-name="T1_9"><text:s/></text:span><text:span text:style-name="T1_10">found</text:span><text:span text:style-name="T1_11"><text:s/></text:span><text:span text:style-name="T1_12">at</text:span><text:span text:style-name="T1_13"><text:s/></text:span><text:span text:style-name="T1_14">the</text:span><text:span text:style-name="T1_15"><text:s/></text:span><text:span text:style-name="T1_16">bottom</text:span><text:span text:style-name="T1_17"><text:s/></text:span><text:span text:style-name="T1_18">of</text:span><text:span text:style-name="T1_19"><text:s/></text:span><text:span text:style-name="T1_20">the</text:span><text:span text:style-name="T1_21"><text:s/></text:span><text:span text:style-name="T1_22">doc</text:span><text:span text:style-name="T1_23">*</text:span></text:p>
      <text:p text:style-name="P2"/>
      <text:p text:style-name="P3"><text:span text:style-name="T3_1">1.<text:s/></text:span><text:span text:style-name="T3_2">What</text:span><text:span text:style-name="T3_3"><text:s/></text:span><text:span text:style-name="T3_4">did</text:span><text:span text:style-name="T3_5"><text:s/></text:span><text:span text:style-name="T3_6">you</text:span><text:span text:style-name="T3_7"><text:s/></text:span><text:span text:style-name="T3_8">like</text:span><text:span text:style-name="T3_9"><text:s/></text:span><text:span text:style-name="T3_10">the</text:span><text:span text:style-name="T3_11"><text:s/></text:span><text:span text:style-name="T3_12">most</text:span><text:span text:style-name="T3_13"><text:s/></text:span><text:span text:style-name="T3_14">about</text:span><text:span text:style-name="T3_15"><text:s/></text:span><text:span text:style-name="T3_16">the</text:span><text:span text:style-name="T3_17"><text:s/></text:span><text:span text:style-name="T3_18">combat</text:span><text:span text:style-name="T3_19">?</text:span></text:p>
      <text:list text:style-name="LS1" xml:id="list0">
        <text:list-item>
          <text:p text:style-name="P4"><text:span text:style-name="T4_1">The</text:span><text:span text:style-name="T4_2"><text:s/></text:span><text:span text:style-name="T4_3">different</text:span><text:span text:style-name="T4_4"><text:s/></text:span><text:span text:style-name="T4_5">attack</text:span><text:span text:style-name="T4_6"><text:s/></text:span><text:span text:style-name="T4_7">heights</text:span><text:span text:style-name="T4_8"><text:s/>3</text:span></text:p>
        </text:list-item>
        <text:list-item>
          <text:p text:style-name="P5"><text:span text:style-name="T5_1">The</text:span><text:span text:style-name="T5_2"><text:s/></text:span><text:span text:style-name="T5_3">universal</text:span><text:span text:style-name="T5_4"><text:s/>6<text:s/></text:span><text:span text:style-name="T5_5">second</text:span><text:span text:style-name="T5_6"><text:s/></text:span><text:span text:style-name="T5_7">cooldown</text:span></text:p>
        </text:list-item>
        <text:list-item>
          <text:p text:style-name="P6"><text:span text:style-name="T6_1">The</text:span><text:span text:style-name="T6_2"><text:s/></text:span><text:span text:style-name="T6_3">secondary</text:span><text:span text:style-name="T6_4"><text:s/></text:span><text:span text:style-name="T6_5">effects</text:span><text:span text:style-name="T6_6"><text:s/>5</text:span></text:p>
        </text:list-item>
        <text:list-item>
          <text:p text:style-name="P7"><text:span text:style-name="T7_1">The</text:span><text:span text:style-name="T7_2"><text:s/></text:span><text:span text:style-name="T7_3">counter</text:span><text:span text:style-name="T7_4"><text:s/></text:span><text:span text:style-name="T7_5">ability</text:span><text:span text:style-name="T7_6"><text:s/>1</text:span></text:p>
        </text:list-item>
        <text:list-item>
          <text:p text:style-name="P8"><text:span text:style-name="T8_1">Other</text:span><text:span text:style-name="T8_2">:<text:s/>2</text:span></text:p>
        </text:list-item>
      </text:list>
      <text:p text:style-name="P9"/>
      <text:p text:style-name="P10"><text:span text:style-name="T10_1">2.<text:s/></text:span><text:span text:style-name="T10_2">What</text:span><text:span text:style-name="T10_3"><text:s/></text:span><text:span text:style-name="T10_4">did</text:span><text:span text:style-name="T10_5"><text:s/></text:span><text:span text:style-name="T10_6">you</text:span><text:span text:style-name="T10_7"><text:s/></text:span><text:span text:style-name="T10_8">like</text:span><text:span text:style-name="T10_9"><text:s/></text:span><text:span text:style-name="T10_10">the</text:span><text:span text:style-name="T10_11"><text:s/></text:span><text:span text:style-name="T10_12">least</text:span><text:span text:style-name="T10_13">?</text:span></text:p>
      <text:list text:style-name="LS2" xml:id="list5">
        <text:list-item>
          <text:p text:style-name="P11"><text:span text:style-name="T11_1">The</text:span><text:span text:style-name="T11_2"><text:s/></text:span><text:span text:style-name="T11_3">different</text:span><text:span text:style-name="T11_4"><text:s/></text:span><text:span text:style-name="T11_5">attack</text:span><text:span text:style-name="T11_6"><text:s/></text:span><text:span text:style-name="T11_7">heights</text:span><text:span text:style-name="T11_8"><text:s/>1<text:s/></text:span></text:p>
        </text:list-item>
        <text:list-item>
          <text:p text:style-name="P12"><text:span text:style-name="T12_1">The</text:span><text:span text:style-name="T12_2"><text:s/></text:span><text:span text:style-name="T12_3">universal</text:span><text:span text:style-name="T12_4"><text:s/>6<text:s/></text:span><text:span text:style-name="T12_5">second</text:span><text:span text:style-name="T12_6"><text:s/></text:span><text:span text:style-name="T12_7">cooldown</text:span><text:span text:style-name="T12_8"><text:s/>5</text:span></text:p>
        </text:list-item>
        <text:list-item>
          <text:p text:style-name="P13"><text:span text:style-name="T13_1">The</text:span><text:span text:style-name="T13_2"><text:s/></text:span><text:span text:style-name="T13_3">secondary</text:span><text:span text:style-name="T13_4"><text:s/></text:span><text:span text:style-name="T13_5">effects</text:span><text:span text:style-name="T13_6"><text:s/></text:span></text:p>
        </text:list-item>
        <text:list-item>
          <text:p text:style-name="P14"><text:span text:style-name="T14_1">The</text:span><text:span text:style-name="T14_2"><text:s/></text:span><text:span text:style-name="T14_3">counter</text:span><text:span text:style-name="T14_4"><text:s/></text:span><text:span text:style-name="T14_5">ability</text:span><text:span text:style-name="T14_6"><text:s/>1</text:span></text:p>
        </text:list-item>
        <text:list-item>
          <text:p text:style-name="P15"><text:span text:style-name="T15_1">Other</text:span><text:span text:style-name="T15_2">:<text:s/>1</text:span></text:p>
        </text:list-item>
      </text:list>
      <text:p text:style-name="P16"/>
      <text:p text:style-name="P17"><text:span text:style-name="T17_1">3.<text:s/></text:span><text:span text:style-name="T17_2">What</text:span><text:span text:style-name="T17_3"><text:s/></text:span><text:span text:style-name="T17_4">confused</text:span><text:span text:style-name="T17_5"><text:s/></text:span><text:span text:style-name="T17_6">you</text:span><text:span text:style-name="T17_7"><text:s/></text:span><text:span text:style-name="T17_8">about</text:span><text:span text:style-name="T17_9"><text:s/></text:span><text:span text:style-name="T17_10">the</text:span><text:span text:style-name="T17_11"><text:s/></text:span><text:span text:style-name="T17_12">combat</text:span><text:span text:style-name="T17_13"><text:s/></text:span><text:span text:style-name="T17_14">system</text:span><text:span text:style-name="T17_15">?</text:span></text:p>
      <text:list text:style-name="LS3" xml:id="list10">
        <text:list-item>
          <text:p text:style-name="P18"><text:span text:style-name="T18_1">The</text:span><text:span text:style-name="T18_2"><text:s/></text:span><text:span text:style-name="T18_3">instructions</text:span><text:span text:style-name="T18_4"><text:s/></text:span><text:span text:style-name="T18_5">on</text:span><text:span text:style-name="T18_6"><text:s/></text:span><text:span text:style-name="T18_7">how</text:span><text:span text:style-name="T18_8"><text:s/></text:span><text:span text:style-name="T18_9">the</text:span><text:span text:style-name="T18_10"><text:s/></text:span><text:span text:style-name="T18_11">combat</text:span><text:span text:style-name="T18_12"><text:s/></text:span><text:span text:style-name="T18_13">works</text:span></text:p>
        </text:list-item>
        <text:list-item>
          <text:p text:style-name="P19"><text:span text:style-name="T19_1">What</text:span><text:span text:style-name="T19_2"><text:s/></text:span><text:span text:style-name="T19_3">kind</text:span><text:span text:style-name="T19_4"><text:s/></text:span><text:span text:style-name="T19_5">of</text:span><text:span text:style-name="T19_6"><text:s/></text:span><text:span text:style-name="T19_7">attacks</text:span><text:span text:style-name="T19_8"><text:s/></text:span><text:span text:style-name="T19_9">I</text:span><text:span text:style-name="T19_10"><text:s/></text:span><text:span text:style-name="T19_11">should</text:span><text:span text:style-name="T19_12">’</text:span><text:span text:style-name="T19_13">ve</text:span><text:span text:style-name="T19_14"><text:s/></text:span><text:span text:style-name="T19_15">been</text:span><text:span text:style-name="T19_16"><text:s/></text:span><text:span text:style-name="T19_17">using</text:span><text:span text:style-name="T19_18"><text:s/>2</text:span></text:p>
        </text:list-item>
        <text:list-item>
          <text:p text:style-name="P20"><text:span text:style-name="T20_1">I</text:span><text:span text:style-name="T20_2"><text:s/></text:span><text:span text:style-name="T20_3">was</text:span><text:span text:style-name="T20_4"><text:s/></text:span><text:span text:style-name="T20_5">not</text:span><text:span text:style-name="T20_6"><text:s/></text:span><text:span text:style-name="T20_7">confused</text:span><text:span text:style-name="T20_8"><text:s/></text:span><text:span text:style-name="T20_9">about</text:span><text:span text:style-name="T20_10"><text:s/></text:span><text:span text:style-name="T20_11">the</text:span><text:span text:style-name="T20_12"><text:s/></text:span><text:span text:style-name="T20_13">combat</text:span><text:span text:style-name="T20_14"><text:s/></text:span><text:span text:style-name="T20_15">system</text:span><text:span text:style-name="T20_16"><text:s/>5</text:span></text:p>
        </text:list-item>
        <text:list-item>
          <text:p text:style-name="P21"><text:span text:style-name="T21_1">Other</text:span><text:span text:style-name="T21_2">:<text:s/>1</text:span></text:p>
        </text:list-item>
      </text:list>
      <text:p text:style-name="P22"/>
      <text:p text:style-name="P23"><text:span text:style-name="T23_1">4.</text:span><text:span text:style-name="T23_2">What</text:span><text:span text:style-name="T23_3"><text:s/></text:span><text:span text:style-name="T23_4">was</text:span><text:span text:style-name="T23_5"><text:s/></text:span><text:span text:style-name="T23_6">your</text:span><text:span text:style-name="T23_7"><text:s/></text:span><text:span text:style-name="T23_8">opinion</text:span><text:span text:style-name="T23_9"><text:s/></text:span><text:span text:style-name="T23_10">on</text:span><text:span text:style-name="T23_11"><text:s/></text:span><text:span text:style-name="T23_12">the</text:span><text:span text:style-name="T23_13"><text:s/></text:span><text:span text:style-name="T23_14">three</text:span><text:span text:style-name="T23_15"><text:s/></text:span><text:span text:style-name="T23_16">attack</text:span><text:span text:style-name="T23_17"><text:s/></text:span><text:span text:style-name="T23_18">heights</text:span><text:span text:style-name="T23_19">?</text:span></text:p>
      <text:list text:style-name="LS4" xml:id="list14">
        <text:list-item>
          <text:p text:style-name="P24"><text:span text:style-name="T24_1">I</text:span><text:span text:style-name="T24_2"><text:s/></text:span><text:span text:style-name="T24_3">liked</text:span><text:span text:style-name="T24_4"><text:s/></text:span><text:span text:style-name="T24_5">them</text:span><text:span text:style-name="T24_6"><text:s/></text:span><text:span text:style-name="T24_7">and</text:span><text:span text:style-name="T24_8"><text:s/></text:span><text:span text:style-name="T24_9">thought</text:span><text:span text:style-name="T24_10"><text:s/></text:span><text:span text:style-name="T24_11">they</text:span><text:span text:style-name="T24_12"><text:s/></text:span><text:span text:style-name="T24_13">fit</text:span><text:span text:style-name="T24_14"><text:s/></text:span><text:span text:style-name="T24_15">well</text:span><text:span text:style-name="T24_16"><text:s/></text:span><text:span text:style-name="T24_17">with</text:span><text:span text:style-name="T24_18"><text:s/></text:span><text:span text:style-name="T24_19">the</text:span><text:span text:style-name="T24_20"><text:s/></text:span><text:span text:style-name="T24_21">prototype</text:span><text:span text:style-name="T24_22"><text:s/>5</text:span></text:p>
        </text:list-item>
        <text:list-item>
          <text:p text:style-name="P25"><text:span text:style-name="T25_1">I</text:span><text:span text:style-name="T25_2"><text:s/></text:span><text:span text:style-name="T25_3">was</text:span><text:span text:style-name="T25_4"><text:s/></text:span><text:span text:style-name="T25_5">indifferent</text:span><text:span text:style-name="T25_6">;<text:s/></text:span><text:span text:style-name="T25_7">they</text:span><text:span text:style-name="T25_8"><text:s/></text:span><text:span text:style-name="T25_9">neither</text:span><text:span text:style-name="T25_10"><text:s/></text:span><text:span text:style-name="T25_11">added</text:span><text:span text:style-name="T25_12"><text:s/></text:span><text:span text:style-name="T25_13">nor</text:span><text:span text:style-name="T25_14"><text:s/></text:span><text:span text:style-name="T25_15">subtracted</text:span><text:span text:style-name="T25_16"><text:s/></text:span><text:span text:style-name="T25_17">to</text:span><text:span text:style-name="T25_18"><text:s/></text:span><text:span text:style-name="T25_19">my</text:span><text:span text:style-name="T25_20"><text:s/></text:span><text:span text:style-name="T25_21">experience</text:span><text:span text:style-name="T25_22"><text:s/>3</text:span></text:p>
        </text:list-item>
        <text:list-item>
          <text:p text:style-name="P26"><text:span text:style-name="T26_1">I</text:span><text:span text:style-name="T26_2"><text:s/></text:span><text:span text:style-name="T26_3">didn</text:span><text:span text:style-name="T26_4">’</text:span><text:span text:style-name="T26_5">t</text:span><text:span text:style-name="T26_6"><text:s/></text:span><text:span text:style-name="T26_7">like</text:span><text:span text:style-name="T26_8"><text:s/></text:span><text:span text:style-name="T26_9">them</text:span><text:span text:style-name="T26_10"><text:s/></text:span><text:span text:style-name="T26_11">and</text:span><text:span text:style-name="T26_12"><text:s/></text:span><text:span text:style-name="T26_13">they</text:span><text:span text:style-name="T26_14"><text:s/></text:span><text:span text:style-name="T26_15">felt</text:span><text:span text:style-name="T26_16"><text:s/></text:span><text:span text:style-name="T26_17">out</text:span><text:span text:style-name="T26_18"><text:s/></text:span><text:span text:style-name="T26_19">of</text:span><text:span text:style-name="T26_20"><text:s/></text:span><text:span text:style-name="T26_21">place</text:span><text:span text:style-name="T26_22"><text:s/>2</text:span></text:p>
        </text:list-item>
        <text:list-item>
          <text:p text:style-name="P27"><text:span text:style-name="T27_1">Other</text:span><text:span text:style-name="T27_2">:<text:s/>1</text:span></text:p>
        </text:list-item>
      </text:list>
      <text:p text:style-name="P28"/>
      <text:p text:style-name="P29"><text:span text:style-name="T29_1">5.<text:s/></text:span><text:span text:style-name="T29_2">Did</text:span><text:span text:style-name="T29_3"><text:s/></text:span><text:span text:style-name="T29_4">any</text:span><text:span text:style-name="T29_5"><text:s/></text:span><text:span text:style-name="T29_6">attacks</text:span><text:span text:style-name="T29_7"><text:s/></text:span><text:span text:style-name="T29_8">feel</text:span><text:span text:style-name="T29_9"><text:s/></text:span><text:span text:style-name="T29_10">overpowered</text:span><text:span text:style-name="T29_11">?<text:s/></text:span></text:p>
      <text:list text:style-name="LS5" xml:id="list18">
        <text:list-item>
          <text:p text:style-name="P30"><text:span text:style-name="T30_1">No</text:span><text:span text:style-name="T30_2">,<text:s/></text:span><text:span text:style-name="T30_3">nothing</text:span><text:span text:style-name="T30_4"><text:s/></text:span><text:span text:style-name="T30_5">felt</text:span><text:span text:style-name="T30_6"><text:s/></text:span><text:span text:style-name="T30_7">overpowered</text:span><text:span text:style-name="T30_8">.<text:s/>3</text:span></text:p>
        </text:list-item>
        <text:list-item>
          <text:p text:style-name="P31"><text:span text:style-name="T31_1">Yes</text:span><text:span text:style-name="T31_2">,<text:s/></text:span><text:span text:style-name="T31_3">blank</text:span><text:span text:style-name="T31_4"><text:s/></text:span><text:span text:style-name="T31_5">felt</text:span><text:span text:style-name="T31_6"><text:s/></text:span><text:span text:style-name="T31_7">overpowered</text:span><text:span text:style-name="T31_8"><text:s/></text:span><text:span text:style-name="T31_9">because</text:span><text:span text:style-name="T31_10">:<text:s/>4</text:span></text:p>
        </text:list-item>
      </text:list>
      <text:p text:style-name="P32"/>
      <text:p text:style-name="P33"><text:span text:style-name="T33_1">6.<text:s/></text:span><text:span text:style-name="T33_2">Did</text:span><text:span text:style-name="T33_3"><text:s/></text:span><text:span text:style-name="T33_4">any</text:span><text:span text:style-name="T33_5"><text:s/></text:span><text:span text:style-name="T33_6">attacks</text:span><text:span text:style-name="T33_7"><text:s/></text:span><text:span text:style-name="T33_8">feel</text:span><text:span text:style-name="T33_9"><text:s/></text:span><text:span text:style-name="T33_10">underpowered</text:span><text:span text:style-name="T33_11">?<text:s/></text:span><text:span text:style-name="T33_12">Why</text:span><text:span text:style-name="T33_13">?</text:span></text:p>
      <text:list text:style-name="LS4" xml:id="list20" text:continue-list="list14">
        <text:list-item>
          <text:p text:style-name="P34"><text:span text:style-name="T34_1">No</text:span><text:span text:style-name="T34_2">,<text:s/></text:span><text:span text:style-name="T34_3">nothing</text:span><text:span text:style-name="T34_4"><text:s/></text:span><text:span text:style-name="T34_5">felt</text:span><text:span text:style-name="T34_6"><text:s/></text:span><text:span text:style-name="T34_7">underpowered</text:span><text:span text:style-name="T34_8">.<text:s/>4<text:s/></text:span></text:p>
        </text:list-item>
        <text:list-item>
          <text:p text:style-name="P35"><text:span text:style-name="T35_1">Yes</text:span><text:span text:style-name="T35_2">.<text:s/>2<text:s/></text:span></text:p>
        </text:list-item>
      </text:list>
      <text:p text:style-name="P36"><text:span text:style-name="T36_1"><text:s/></text:span></text:p>
      <text:p text:style-name="P37"><text:span text:style-name="T37_1">7.<text:s/></text:span><text:span text:style-name="T37_2">What</text:span><text:span text:style-name="T37_3"><text:s/></text:span><text:span text:style-name="T37_4">was</text:span><text:span text:style-name="T37_5"><text:s/></text:span><text:span text:style-name="T37_6">your</text:span><text:span text:style-name="T37_7"><text:s/></text:span><text:span text:style-name="T37_8">impression</text:span><text:span text:style-name="T37_9"><text:s/></text:span><text:span text:style-name="T37_10">of</text:span><text:span text:style-name="T37_11"><text:s/></text:span><text:span text:style-name="T37_12">the</text:span><text:span text:style-name="T37_13"><text:s/></text:span><text:span text:style-name="T37_14">counter</text:span><text:span text:style-name="T37_15"><text:s/></text:span><text:span text:style-name="T37_16">ability</text:span><text:span text:style-name="T37_17">?</text:span></text:p>
      <text:list text:style-name="LS6" xml:id="list22">
        <text:list-item>
          <text:p text:style-name="P38"><text:span text:style-name="T38_1">Useful</text:span><text:span text:style-name="T38_2"><text:s/></text:span><text:span text:style-name="T38_3">and</text:span><text:span text:style-name="T38_4"><text:s/></text:span><text:span text:style-name="T38_5">interesting</text:span><text:span text:style-name="T38_6"><text:s/>4</text:span></text:p>
        </text:list-item>
        <text:list-item>
          <text:p text:style-name="P39"><text:span text:style-name="T39_1">Useful</text:span><text:span text:style-name="T39_2"><text:s/></text:span><text:span text:style-name="T39_3">but</text:span><text:span text:style-name="T39_4"><text:s/></text:span><text:span text:style-name="T39_5">dull</text:span><text:span text:style-name="T39_6"><text:s/>1</text:span></text:p>
        </text:list-item>
        <text:list-item>
          <text:p text:style-name="P40"><text:span text:style-name="T40_1">Useless</text:span><text:span text:style-name="T40_2"><text:s/></text:span><text:span text:style-name="T40_3">but</text:span><text:span text:style-name="T40_4"><text:s/></text:span><text:span text:style-name="T40_5">the</text:span><text:span text:style-name="T40_6"><text:s/></text:span><text:span text:style-name="T40_7">idea</text:span><text:span text:style-name="T40_8"><text:s/></text:span><text:span text:style-name="T40_9">is</text:span><text:span text:style-name="T40_10"><text:s/></text:span><text:span text:style-name="T40_11">interesting</text:span><text:span text:style-name="T40_12"><text:s/>1</text:span></text:p>
        </text:list-item>
        <text:list-item>
          <text:p text:style-name="P41"><text:span text:style-name="T41_1">Useless</text:span><text:span text:style-name="T41_2"><text:s/></text:span><text:span text:style-name="T41_3">and</text:span><text:span text:style-name="T41_4"><text:s/></text:span><text:span text:style-name="T41_5">dull</text:span></text:p>
        </text:list-item>
        <text:list-item>
          <text:p text:style-name="P42"><text:span text:style-name="T42_1">Other</text:span><text:span text:style-name="T42_2">:<text:s/>3</text:span></text:p>
        </text:list-item>
      </text:list>
      <text:p text:style-name="P43"/>
      <text:p text:style-name="P44"/>
      <text:p text:style-name="P45"><text:span text:style-name="T45_1">8.<text:s/></text:span><text:span text:style-name="T45_2">What</text:span><text:span text:style-name="T45_3"><text:s/></text:span><text:span text:style-name="T45_4">was</text:span><text:span text:style-name="T45_5"><text:s/></text:span><text:span text:style-name="T45_6">your</text:span><text:span text:style-name="T45_7"><text:s/></text:span><text:span text:style-name="T45_8">impression</text:span><text:span text:style-name="T45_9"><text:s/></text:span><text:span text:style-name="T45_10">of</text:span><text:span text:style-name="T45_11"><text:s/></text:span><text:span text:style-name="T45_12">the</text:span><text:span text:style-name="T45_13"><text:s/></text:span><text:span text:style-name="T45_14">stun</text:span><text:span text:style-name="T45_15"><text:s/></text:span><text:span text:style-name="T45_16">effect</text:span><text:span text:style-name="T45_17">?<text:s text:c="2"/></text:span></text:p>
      <text:list text:style-name="LS7" xml:id="list27">
        <text:list-item>
          <text:p text:style-name="P46"><text:span text:style-name="T46_1">Useful</text:span><text:span text:style-name="T46_2"><text:s/></text:span><text:span text:style-name="T46_3">and</text:span><text:span text:style-name="T46_4"><text:s/></text:span><text:span text:style-name="T46_5">interesting</text:span><text:span text:style-name="T46_6"><text:s/>5</text:span></text:p>
        </text:list-item>
        <text:list-item>
          <text:p text:style-name="P47"><text:span text:style-name="T47_1">Useful</text:span><text:span text:style-name="T47_2"><text:s/></text:span><text:span text:style-name="T47_3">but</text:span><text:span text:style-name="T47_4"><text:s/></text:span><text:span text:style-name="T47_5">dull</text:span><text:span text:style-name="T47_6"><text:s/>3</text:span></text:p>
        </text:list-item>
        <text:list-item>
          <text:p text:style-name="P48"><text:span text:style-name="T48_1">Useless</text:span><text:span text:style-name="T48_2"><text:s/></text:span><text:span text:style-name="T48_3">but</text:span><text:span text:style-name="T48_4"><text:s/></text:span><text:span text:style-name="T48_5">the</text:span><text:span text:style-name="T48_6"><text:s/></text:span><text:span text:style-name="T48_7">idea</text:span><text:span text:style-name="T48_8"><text:s/></text:span><text:span text:style-name="T48_9">is</text:span><text:span text:style-name="T48_10"><text:s/></text:span><text:span text:style-name="T48_11">interesting</text:span></text:p>
        </text:list-item>
        <text:list-item>
          <text:p text:style-name="P49"><text:span text:style-name="T49_1">Useless</text:span><text:span text:style-name="T49_2"><text:s/></text:span><text:span text:style-name="T49_3">and</text:span><text:span text:style-name="T49_4"><text:s/></text:span><text:span text:style-name="T49_5">dull</text:span></text:p>
        </text:list-item>
        <text:list-item>
          <text:p text:style-name="P50"><text:span text:style-name="T50_1">Other</text:span><text:span text:style-name="T50_2">:<text:s/>1</text:span></text:p>
        </text:list-item>
      </text:list>
      <text:p text:style-name="P51"/>
      <text:p text:style-name="P52"/>
      <text:p text:style-name="P53"><text:span text:style-name="T53_1">9.<text:s/></text:span><text:span text:style-name="T53_2">What</text:span><text:span text:style-name="T53_3"><text:s/></text:span><text:span text:style-name="T53_4">was</text:span><text:span text:style-name="T53_5"><text:s/></text:span><text:span text:style-name="T53_6">your</text:span><text:span text:style-name="T53_7"><text:s/></text:span><text:span text:style-name="T53_8">impression</text:span><text:span text:style-name="T53_9"><text:s/></text:span><text:span text:style-name="T53_10">of</text:span><text:span text:style-name="T53_11"><text:s/></text:span><text:span text:style-name="T53_12">the</text:span><text:span text:style-name="T53_13"><text:s/></text:span><text:span text:style-name="T53_14">knockdown</text:span><text:span text:style-name="T53_15"><text:s/></text:span><text:span text:style-name="T53_16">effect</text:span><text:span text:style-name="T53_17">?<text:s text:c="2"/></text:span></text:p>
      <text:list text:style-name="LS8" xml:id="list32">
        <text:list-item>
          <text:p text:style-name="P54"><text:span text:style-name="T54_1">Useful</text:span><text:span text:style-name="T54_2"><text:s/></text:span><text:span text:style-name="T54_3">and</text:span><text:span text:style-name="T54_4"><text:s/></text:span><text:span text:style-name="T54_5">interesting</text:span><text:span text:style-name="T54_6"><text:s/>6</text:span></text:p>
        </text:list-item>
        <text:list-item>
          <text:p text:style-name="P55"><text:span text:style-name="T55_1">Useful</text:span><text:span text:style-name="T55_2"><text:s/></text:span><text:span text:style-name="T55_3">but</text:span><text:span text:style-name="T55_4"><text:s/></text:span><text:span text:style-name="T55_5">dull</text:span><text:span text:style-name="T55_6"><text:s/>1</text:span></text:p>
        </text:list-item>
        <text:list-item>
          <text:p text:style-name="P56"><text:span text:style-name="T56_1">Useless</text:span><text:span text:style-name="T56_2"><text:s/></text:span><text:span text:style-name="T56_3">but</text:span><text:span text:style-name="T56_4"><text:s/></text:span><text:span text:style-name="T56_5">the</text:span><text:span text:style-name="T56_6"><text:s/></text:span><text:span text:style-name="T56_7">idea</text:span><text:span text:style-name="T56_8"><text:s/></text:span><text:span text:style-name="T56_9">is</text:span><text:span text:style-name="T56_10"><text:s/></text:span><text:span text:style-name="T56_11">interesting</text:span><text:span text:style-name="T56_12"><text:s/>1</text:span></text:p>
        </text:list-item>
        <text:list-item>
          <text:p text:style-name="P57"><text:span text:style-name="T57_1">Useless</text:span><text:span text:style-name="T57_2"><text:s/></text:span><text:span text:style-name="T57_3">and</text:span><text:span text:style-name="T57_4"><text:s/></text:span><text:span text:style-name="T57_5">dull</text:span></text:p>
        </text:list-item>
      </text:list>
      <text:list text:style-name="LS9" xml:id="list36">
        <text:list-item>
          <text:p text:style-name="P58"><text:span text:style-name="T58_1">Other</text:span><text:span text:style-name="T58_2">:<text:s/>1</text:span></text:p>
        </text:list-item>
      </text:list>
      <text:p text:style-name="P59"/>
      <text:p text:style-name="P60"/>
      <text:p text:style-name="P61"><text:span text:style-name="T61_1">10.<text:s/></text:span><text:span text:style-name="T61_2">Would</text:span><text:span text:style-name="T61_3"><text:s/></text:span><text:span text:style-name="T61_4">you</text:span><text:span text:style-name="T61_5"><text:s/></text:span><text:span text:style-name="T61_6">like</text:span><text:span text:style-name="T61_7"><text:s/></text:span><text:span text:style-name="T61_8">to</text:span><text:span text:style-name="T61_9"><text:s/></text:span><text:span text:style-name="T61_10">see</text:span><text:span text:style-name="T61_11"><text:s/></text:span><text:span text:style-name="T61_12">more</text:span><text:span text:style-name="T61_13"><text:s/></text:span><text:span text:style-name="T61_14">variety</text:span><text:span text:style-name="T61_15"><text:s/></text:span><text:span text:style-name="T61_16">in</text:span><text:span text:style-name="T61_17"><text:s/></text:span><text:span text:style-name="T61_18">the</text:span><text:span text:style-name="T61_19"><text:s/></text:span><text:span text:style-name="T61_20">secondary</text:span><text:span text:style-name="T61_21"><text:s/></text:span><text:span text:style-name="T61_22">effects</text:span><text:span text:style-name="T61_23">?</text:span></text:p>
      <text:list text:style-name="LS10" xml:id="list37">
        <text:list-item>
          <text:p text:style-name="P62"><text:span text:style-name="T62_1">Yes</text:span><text:span text:style-name="T62_2">,<text:s/></text:span><text:span text:style-name="T62_3">the</text:span><text:span text:style-name="T62_4"><text:s/></text:span><text:span text:style-name="T62_5">effects</text:span><text:span text:style-name="T62_6"><text:s/></text:span><text:span text:style-name="T62_7">are</text:span><text:span text:style-name="T62_8"><text:s/></text:span><text:span text:style-name="T62_9">too</text:span><text:span text:style-name="T62_10"><text:s/></text:span><text:span text:style-name="T62_11">repetitive</text:span><text:span text:style-name="T62_12"><text:s text:c="2"/>6</text:span></text:p>
        </text:list-item>
        <text:list-item>
          <text:p text:style-name="P63"><text:span text:style-name="T63_1">No</text:span><text:span text:style-name="T63_2">,<text:s/></text:span><text:span text:style-name="T63_3">what</text:span><text:span text:style-name="T63_4">’</text:span><text:span text:style-name="T63_5">s</text:span><text:span text:style-name="T63_6"><text:s/></text:span><text:span text:style-name="T63_7">available</text:span><text:span text:style-name="T63_8"><text:s/></text:span><text:span text:style-name="T63_9">now</text:span><text:span text:style-name="T63_10"><text:s/></text:span><text:span text:style-name="T63_11">is</text:span><text:span text:style-name="T63_12"><text:s/></text:span><text:span text:style-name="T63_13">plenty</text:span><text:span text:style-name="T63_14"><text:s/>3</text:span></text:p>
        </text:list-item>
      </text:list>
      <text:p text:style-name="P64"/>
      <text:p text:style-name="P65"><text:span text:style-name="T65_1">Other</text:span><text:span text:style-name="T65_2"><text:s/></text:span><text:span text:style-name="T65_3">Thoughts</text:span></text:p>
      <text:list text:style-name="LS11" xml:id="list39">
        <text:list-item>
          <text:p text:style-name="P66"><text:span text:style-name="T66_1">Didn</text:span><text:span text:style-name="T66_2">’</text:span><text:span text:style-name="T66_3">t</text:span><text:span text:style-name="T66_4"><text:s/></text:span><text:span text:style-name="T66_5">use</text:span><text:span text:style-name="T66_6"><text:s/></text:span><text:span text:style-name="T66_7">the</text:span><text:span text:style-name="T66_8"><text:s/></text:span><text:span text:style-name="T66_9">knockdown</text:span><text:span text:style-name="T66_10"><text:s/></text:span><text:span text:style-name="T66_11">effect</text:span></text:p>
        </text:list-item>
      </text:list>
      <text:list text:style-name="LS12" xml:id="list40">
        <text:list-item>
          <text:p text:style-name="P67"><text:span text:style-name="T67_1">Stun</text:span><text:span text:style-name="T67_2"><text:s/></text:span><text:span text:style-name="T67_3">effect</text:span><text:span text:style-name="T67_4"><text:s/></text:span><text:span text:style-name="T67_5">felt</text:span><text:span text:style-name="T67_6"><text:s/></text:span><text:span text:style-name="T67_7">slightly</text:span><text:span text:style-name="T67_8"><text:s/></text:span><text:span text:style-name="T67_9">OP</text:span></text:p>
        </text:list-item>
      </text:list>
      <text:list text:style-name="LS13" xml:id="list41">
        <text:list-item>
          <text:p text:style-name="P68"><text:span text:style-name="T68_1">Didn</text:span><text:span text:style-name="T68_2">’</text:span><text:span text:style-name="T68_3">t</text:span><text:span text:style-name="T68_4"><text:s/></text:span><text:span text:style-name="T68_5">like</text:span><text:span text:style-name="T68_6"><text:s/></text:span><text:span text:style-name="T68_7">the</text:span><text:span text:style-name="T68_8"><text:s/></text:span><text:span text:style-name="T68_9">random</text:span><text:span text:style-name="T68_10"><text:s/></text:span><text:span text:style-name="T68_11">height</text:span><text:span text:style-name="T68_12"><text:s/></text:span><text:span text:style-name="T68_13">multiplier</text:span><text:span text:style-name="T68_14"><text:s/></text:span><text:span text:style-name="T68_15">for</text:span><text:span text:style-name="T68_16"><text:s/></text:span><text:span text:style-name="T68_17">the</text:span><text:span text:style-name="T68_18"><text:s/></text:span><text:span text:style-name="T68_19">counter</text:span><text:span text:style-name="T68_20"><text:s/></text:span><text:span text:style-name="T68_21">ability</text:span></text:p>
        </text:list-item>
        <text:list-item>
          <text:p text:style-name="P69"><text:span text:style-name="T69_1">Effectively</text:span><text:span text:style-name="T69_2"><text:s/></text:span><text:span text:style-name="T69_3">countered</text:span><text:span text:style-name="T69_4"><text:s/></text:span><text:span text:style-name="T69_5">the</text:span><text:span text:style-name="T69_6"><text:s/></text:span><text:span text:style-name="T69_7">counter</text:span><text:span text:style-name="T69_8"><text:s/></text:span><text:span text:style-name="T69_9">ability</text:span><text:span text:style-name="T69_10"><text:s/></text:span><text:span text:style-name="T69_11">with</text:span><text:span text:style-name="T69_12"><text:s/></text:span><text:span text:style-name="T69_13">the</text:span><text:span text:style-name="T69_14"><text:s/></text:span><text:span text:style-name="T69_15">stun</text:span><text:span text:style-name="T69_16"><text:s/></text:span><text:span text:style-name="T69_17">ability</text:span></text:p>
        </text:list-item>
      </text:list>
      <text:list text:style-name="LS14" xml:id="list43">
        <text:list-item>
          <text:p text:style-name="P70"><text:span text:style-name="T70_1">Poison</text:span><text:span text:style-name="T70_2"><text:s/></text:span><text:span text:style-name="T70_3">Bomb</text:span><text:span text:style-name="T70_4">,<text:s/>1</text:span><text:span text:style-name="T70_5">d</text:span><text:span text:style-name="T70_6">4<text:s/>+<text:s/>2<text:s/></text:span><text:span text:style-name="T70_7">is</text:span><text:span text:style-name="T70_8"><text:s/></text:span><text:span text:style-name="T70_9">lowest</text:span><text:span text:style-name="T70_10">,<text:s/></text:span><text:span text:style-name="T70_11">maybe</text:span><text:span text:style-name="T70_12"><text:s/></text:span><text:span text:style-name="T70_13">have</text:span><text:span text:style-name="T70_14"><text:s/></text:span><text:span text:style-name="T70_15">it</text:span><text:span text:style-name="T70_16"><text:s/></text:span><text:span text:style-name="T70_17">last</text:span><text:span text:style-name="T70_18"><text:s/></text:span><text:span text:style-name="T70_19">one</text:span><text:span text:style-name="T70_20"><text:s/></text:span><text:span text:style-name="T70_21">more</text:span><text:span text:style-name="T70_22"><text:s/></text:span><text:span text:style-name="T70_23">turn</text:span><text:span text:style-name="T70_24"><text:s/>(</text:span><text:span text:style-name="T70_25">felt</text:span><text:span text:style-name="T70_26"><text:s/></text:span><text:span text:style-name="T70_27">UP</text:span><text:span text:style-name="T70_28">)</text:span></text:p>
        </text:list-item>
        <text:list-item>
          <text:p text:style-name="P71"><text:span text:style-name="T71_1">Yes</text:span><text:span text:style-name="T71_2"><text:s/></text:span><text:span text:style-name="T71_3">Trip</text:span><text:span text:style-name="T71_4">,<text:s/></text:span><text:span text:style-name="T71_5">to</text:span><text:span text:style-name="T71_6"><text:s/></text:span><text:span text:style-name="T71_7">could</text:span><text:span text:style-name="T71_8"><text:s/></text:span><text:span text:style-name="T71_9">only</text:span><text:span text:style-name="T71_10"><text:s/></text:span><text:span text:style-name="T71_11">do</text:span><text:span text:style-name="T71_12"><text:s/>7<text:s/></text:span><text:span text:style-name="T71_13">damage</text:span><text:span text:style-name="T71_14"><text:s/>(</text:span><text:span text:style-name="T71_15">felt</text:span><text:span text:style-name="T71_16"><text:s/></text:span><text:span text:style-name="T71_17">UP</text:span><text:span text:style-name="T71_18">)</text:span></text:p>
        </text:list-item>
      </text:list>
      <text:list text:style-name="LS15" xml:id="list45">
        <text:list-item>
          <text:p text:style-name="P72"><text:span text:style-name="T72_1">Should</text:span><text:span text:style-name="T72_2"><text:s/></text:span><text:span text:style-name="T72_3">be</text:span><text:span text:style-name="T72_4"><text:s/></text:span><text:span text:style-name="T72_5">forced</text:span><text:span text:style-name="T72_6"><text:s/></text:span><text:span text:style-name="T72_7">to</text:span><text:span text:style-name="T72_8"><text:s/></text:span><text:span text:style-name="T72_9">switch</text:span><text:span text:style-name="T72_10"><text:s/></text:span><text:span text:style-name="T72_11">heights</text:span></text:p>
        </text:list-item>
      </text:list>
      <text:list text:style-name="LS16" xml:id="list46">
        <text:list-item>
          <text:p text:style-name="P73"><text:span text:style-name="T73_1">Flamethrower</text:span><text:span text:style-name="T73_2">,<text:s/></text:span><text:span text:style-name="T73_3">Throat</text:span><text:span text:style-name="T73_4"><text:s/></text:span><text:span text:style-name="T73_5">Stab</text:span><text:span text:style-name="T73_6">,<text:s/></text:span><text:span text:style-name="T73_7">Mid</text:span><text:span text:style-name="T73_8"><text:s/></text:span><text:span text:style-name="T73_9">attacks</text:span><text:span text:style-name="T73_10"><text:s/></text:span><text:span text:style-name="T73_11">felt</text:span><text:span text:style-name="T73_12"><text:s/></text:span><text:span text:style-name="T73_13">OP</text:span></text:p>
        </text:list-item>
      </text:list>
      <text:list text:style-name="LS17" xml:id="list47">
        <text:list-item>
          <text:p text:style-name="P74"><text:span text:style-name="T74_1">Should</text:span><text:span text:style-name="T74_2"><text:s/></text:span><text:span text:style-name="T74_3">be</text:span><text:span text:style-name="T74_4"><text:s/></text:span><text:span text:style-name="T74_5">forced</text:span><text:span text:style-name="T74_6"><text:s/></text:span><text:span text:style-name="T74_7">to</text:span><text:span text:style-name="T74_8"><text:s/></text:span><text:span text:style-name="T74_9">switch</text:span><text:span text:style-name="T74_10"><text:s/></text:span><text:span text:style-name="T74_11">regions</text:span><text:span text:style-name="T74_12">/</text:span><text:span text:style-name="T74_13">heights</text:span></text:p>
        </text:list-item>
      </text:list>
      <text:list text:style-name="LS18" xml:id="list48">
        <text:list-item>
          <text:p text:style-name="P75"><text:span text:style-name="T75_1">Random</text:span><text:span text:style-name="T75_2"><text:s/></text:span><text:span text:style-name="T75_3">counter</text:span><text:span text:style-name="T75_4"><text:s/></text:span><text:span text:style-name="T75_5">height</text:span><text:span text:style-name="T75_6"><text:s/></text:span><text:span text:style-name="T75_7">confused</text:span><text:span text:style-name="T75_8"><text:s/></text:span><text:span text:style-name="T75_9">me</text:span></text:p>
        </text:list-item>
      </text:list>
      <text:list text:style-name="LS19" xml:id="list49">
        <text:list-item>
          <text:p text:style-name="P76"><text:span text:style-name="T76_1">Robot</text:span><text:span text:style-name="T76_2"><text:s/></text:span><text:span text:style-name="T76_3">should</text:span><text:span text:style-name="T76_4"><text:s/></text:span><text:span text:style-name="T76_5">be</text:span><text:span text:style-name="T76_6"><text:s/></text:span><text:span text:style-name="T76_7">harder</text:span><text:span text:style-name="T76_8"><text:s/>(</text:span><text:span text:style-name="T76_9">difficulty</text:span><text:span text:style-name="T76_10"><text:s/></text:span><text:span text:style-name="T76_11">settings</text:span><text:span text:style-name="T76_12">)<text:s/></text:span></text:p>
        </text:list-item>
      </text:list>
      <text:list text:style-name="LS20" xml:id="list50">
        <text:list-item>
          <text:p text:style-name="P77"><text:span text:style-name="T77_1">Liked</text:span><text:span text:style-name="T77_2"><text:s/></text:span><text:span text:style-name="T77_3">Double</text:span><text:span text:style-name="T77_4"><text:s/></text:span><text:span text:style-name="T77_5">Damage</text:span><text:span text:style-name="T77_6"><text:s/></text:span><text:span text:style-name="T77_7">Rolls</text:span><text:span text:style-name="T77_8">,<text:s/></text:span><text:span text:style-name="T77_9">Knee</text:span><text:span text:style-name="T77_10"><text:s/></text:span><text:span text:style-name="T77_11">to</text:span><text:span text:style-name="T77_12"><text:s/></text:span><text:span text:style-name="T77_13">the</text:span><text:span text:style-name="T77_14"><text:s/></text:span><text:span text:style-name="T77_15">Groin</text:span></text:p>
        </text:list-item>
      </text:list>
      <text:list text:style-name="LS21" xml:id="list51">
        <text:list-item>
          <text:p text:style-name="P78"><text:span text:style-name="T78_1">More</text:span><text:span text:style-name="T78_2"><text:s/></text:span><text:span text:style-name="T78_3">detail</text:span><text:span text:style-name="T78_4"><text:s/></text:span><text:span text:style-name="T78_5">into</text:span><text:span text:style-name="T78_6"><text:s/></text:span><text:span text:style-name="T78_7">the</text:span><text:span text:style-name="T78_8"><text:s/></text:span><text:span text:style-name="T78_9">high</text:span><text:span text:style-name="T78_10">/</text:span><text:span text:style-name="T78_11">medium</text:span><text:span text:style-name="T78_12">/</text:span><text:span text:style-name="T78_13">low</text:span><text:span text:style-name="T78_14"><text:s/></text:span><text:span text:style-name="T78_15">attacks</text:span></text:p>
        </text:list-item>
      </text:list>
      <text:list text:style-name="LS22" xml:id="list52">
        <text:list-item>
          <text:p text:style-name="P79"><text:span text:style-name="T79_1">NEEDS</text:span><text:span text:style-name="T79_2"><text:s/></text:span><text:span text:style-name="T79_3">better</text:span><text:span text:style-name="T79_4"><text:s/></text:span><text:span text:style-name="T79_5">balance</text:span><text:span text:style-name="T79_6">,<text:s/></text:span><text:span text:style-name="T79_7">less</text:span><text:span text:style-name="T79_8"><text:s/></text:span><text:span text:style-name="T79_9">repetition</text:span></text:p>
        </text:list-item>
      </text:list>
      <text:list text:style-name="LS23" xml:id="list53">
        <text:list-item>
          <text:p text:style-name="P80"><text:span text:style-name="T80_1">Rework</text:span><text:span text:style-name="T80_2"><text:s/></text:span><text:span text:style-name="T80_3">stun</text:span></text:p>
        </text:list-item>
        <text:list-item>
          <text:p text:style-name="P81"><text:span text:style-name="T81_1">I</text:span><text:span text:style-name="T81_2"><text:s/></text:span><text:span text:style-name="T81_3">would</text:span><text:span text:style-name="T81_4"><text:s/></text:span><text:span text:style-name="T81_5">like</text:span><text:span text:style-name="T81_6"><text:s/></text:span><text:span text:style-name="T81_7">to</text:span><text:span text:style-name="T81_8"><text:s/></text:span><text:span text:style-name="T81_9">do</text:span><text:span text:style-name="T81_10"><text:s/></text:span><text:span text:style-name="T81_11">other</text:span><text:span text:style-name="T81_12"><text:s/></text:span><text:span text:style-name="T81_13">things</text:span><text:span text:style-name="T81_14"><text:s/></text:span><text:span text:style-name="T81_15">than</text:span><text:span text:style-name="T81_16"><text:s/></text:span><text:span text:style-name="T81_17">just</text:span><text:span text:style-name="T81_18"><text:s/></text:span><text:span text:style-name="T81_19">punching</text:span></text:p>
        </text:list-item>
        <text:list-item>
          <text:p text:style-name="P82"><text:span text:style-name="T82_1">Lots</text:span><text:span text:style-name="T82_2"><text:s/></text:span><text:span text:style-name="T82_3">of</text:span><text:span text:style-name="T82_4"><text:s/></text:span><text:span text:style-name="T82_5">fun</text:span><text:span text:style-name="T82_6">,<text:s/></text:span><text:span text:style-name="T82_7">good</text:span><text:span text:style-name="T82_8"><text:s/></text:span><text:span text:style-name="T82_9">work</text:span><text:span text:style-name="T82_10"><text:s/></text:span><text:span text:style-name="T82_11">gents</text:span></text:p>
        </text:list-item>
        <text:list-item>
          <text:p text:style-name="P83"><text:span text:style-name="T83_1">Option</text:span><text:span text:style-name="T83_2"><text:s/></text:span><text:span text:style-name="T83_3">to</text:span><text:span text:style-name="T83_4"><text:s/></text:span><text:span text:style-name="T83_5">heal</text:span><text:span text:style-name="T83_6"><text:s/>(</text:span><text:span text:style-name="T83_7">maybe</text:span><text:span text:style-name="T83_8"><text:s/></text:span><text:span text:style-name="T83_9">an</text:span><text:span text:style-name="T83_10"><text:s/></text:span><text:span text:style-name="T83_11">attack</text:span><text:span text:style-name="T83_12">)<text:s/></text:span><text:span text:style-name="T83_13">small</text:span><text:span text:style-name="T83_14"><text:s/></text:span><text:span text:style-name="T83_15">health</text:span><text:span text:style-name="T83_16"><text:s/></text:span><text:span text:style-name="T83_17">boost</text:span><text:span text:style-name="T83_18">,<text:s/></text:span><text:span text:style-name="T83_19">not</text:span><text:span text:style-name="T83_20"><text:s/></text:span><text:span text:style-name="T83_21">to</text:span><text:span text:style-name="T83_22"><text:s/></text:span><text:span text:style-name="T83_23">prolong</text:span><text:span text:style-name="T83_24"><text:s/></text:span><text:span text:style-name="T83_25">the</text:span><text:span text:style-name="T83_26"><text:s/></text:span><text:span text:style-name="T83_27">game</text:span></text:p>
        </text:list-item>
        <text:list-item>
          <text:p text:style-name="P84"><text:span text:style-name="T84_1">Variety</text:span><text:span text:style-name="T84_2"><text:s/></text:span><text:span text:style-name="T84_3">is</text:span><text:span text:style-name="T84_4"><text:s/></text:span><text:span text:style-name="T84_5">biggest</text:span><text:span text:style-name="T84_6"><text:s/></text:span><text:span text:style-name="T84_7">strength</text:span></text:p>
        </text:list-item>
        <text:list-item>
          <text:p text:style-name="P85"><text:span text:style-name="T85_1">Limit</text:span><text:span text:style-name="T85_2"><text:s/></text:span><text:span text:style-name="T85_3">on</text:span><text:span text:style-name="T85_4"><text:s/></text:span><text:span text:style-name="T85_5">the</text:span><text:span text:style-name="T85_6"><text:s/></text:span><text:span text:style-name="T85_7">number</text:span><text:span text:style-name="T85_8"><text:s/></text:span><text:span text:style-name="T85_9">of</text:span><text:span text:style-name="T85_10"><text:s/></text:span><text:span text:style-name="T85_11">effect</text:span><text:span text:style-name="T85_12"><text:s/></text:span><text:span text:style-name="T85_13">stacked</text:span></text:p>
        </text:list-item>
        <text:list-item>
          <text:p text:style-name="P86"><text:span text:style-name="T86_1">Chance</text:span><text:span text:style-name="T86_2"><text:s/></text:span><text:span text:style-name="T86_3">to</text:span><text:span text:style-name="T86_4"><text:s/></text:span><text:span text:style-name="T86_5">miss</text:span><text:span text:style-name="T86_6">,<text:s/></text:span><text:span text:style-name="T86_7">chance</text:span><text:span text:style-name="T86_8"><text:s/></text:span><text:span text:style-name="T86_9">to</text:span><text:span text:style-name="T86_10"><text:s/></text:span><text:span text:style-name="T86_11">hurt</text:span><text:span text:style-name="T86_12"><text:s/></text:span><text:span text:style-name="T86_13">self</text:span><text:span text:style-name="T86_14"><text:s/></text:span><text:span text:style-name="T86_15">on</text:span><text:span text:style-name="T86_16"><text:s/></text:span><text:span text:style-name="T86_17">higher</text:span><text:span text:style-name="T86_18"><text:s/></text:span><text:span text:style-name="T86_19">attacks</text:span></text:p>
        </text:list-item>
        <text:list-item>
          <text:p text:style-name="P87"><text:span text:style-name="T87_1">Visual</text:span><text:span text:style-name="T87_2"><text:s/></text:span><text:span text:style-name="T87_3">Effects</text:span><text:span text:style-name="T87_4"><text:s/></text:span><text:span text:style-name="T87_5">would</text:span><text:span text:style-name="T87_6"><text:s/></text:span><text:span text:style-name="T87_7">help</text:span></text:p>
        </text:list-item>
        <text:list-item>
          <text:p text:style-name="P88"><text:span text:style-name="T88_1">Low</text:span><text:span text:style-name="T88_2"><text:s/></text:span><text:span text:style-name="T88_3">attacks</text:span><text:span text:style-name="T88_4"><text:s/></text:span><text:span text:style-name="T88_5">only</text:span><text:span text:style-name="T88_6"><text:s/></text:span><text:span text:style-name="T88_7">useful</text:span><text:span text:style-name="T88_8"><text:s/></text:span><text:span text:style-name="T88_9">during</text:span><text:span text:style-name="T88_10"><text:s/></text:span><text:span text:style-name="T88_11">knockdown</text:span></text:p>
        </text:list-item>
        <text:list-item>
          <text:p text:style-name="P89"><text:span text:style-name="T89_1">Change</text:span><text:span text:style-name="T89_2"><text:s/></text:span><text:span text:style-name="T89_3">name</text:span><text:span text:style-name="T89_4"><text:s/></text:span><text:span text:style-name="T89_5">of</text:span><text:span text:style-name="T89_6"><text:s/></text:span><text:span text:style-name="T89_7">Knee</text:span><text:span text:style-name="T89_8"><text:s/></text:span><text:span text:style-name="T89_9">to</text:span><text:span text:style-name="T89_10"><text:s/></text:span><text:span text:style-name="T89_11">Groin</text:span></text:p>
        </text:list-item>
        <text:list-item>
          <text:p text:style-name="P90"><text:span text:style-name="T90_1">Length</text:span><text:span text:style-name="T90_2"><text:s/></text:span><text:span text:style-name="T90_3">of</text:span><text:span text:style-name="T90_4"><text:s/></text:span><text:span text:style-name="T90_5">Attacks</text:span></text:p>
        </text:list-item>
        <text:list-item>
          <text:p text:style-name="P91"><text:span text:style-name="T91_1">More</text:span><text:span text:style-name="T91_2"><text:s/></text:span><text:span text:style-name="T91_3">punishment</text:span><text:span text:style-name="T91_4"><text:s/></text:span><text:span text:style-name="T91_5">for</text:span><text:span text:style-name="T91_6"><text:s/></text:span><text:span text:style-name="T91_7">bigger</text:span><text:span text:style-name="T91_8"><text:s/></text:span><text:span text:style-name="T91_9">attacks</text:span></text:p>
        </text:list-item>
        <text:list-item>
          <text:p text:style-name="P92"><text:span text:style-name="T92_1">Chance</text:span><text:span text:style-name="T92_2"><text:s/></text:span><text:span text:style-name="T92_3">to</text:span><text:span text:style-name="T92_4"><text:s/></text:span><text:span text:style-name="T92_5">extinguish</text:span><text:span text:style-name="T92_6">,<text:s/></text:span><text:span text:style-name="T92_7">or</text:span><text:span text:style-name="T92_8"><text:s/></text:span><text:span text:style-name="T92_9">diffuse</text:span><text:span text:style-name="T92_10"><text:s/></text:span><text:span text:style-name="T92_11">poison</text:span></text:p>
        </text:list-item>
        <text:list-item>
          <text:p text:style-name="P93"><text:span text:style-name="T93_1">Knockdown</text:span><text:span text:style-name="T93_2"><text:s/></text:span><text:span text:style-name="T93_3">plays</text:span><text:span text:style-name="T93_4"><text:s/></text:span><text:span text:style-name="T93_5">well</text:span><text:span text:style-name="T93_6"><text:s/></text:span><text:span text:style-name="T93_7">into</text:span><text:span text:style-name="T93_8"><text:s/></text:span><text:span text:style-name="T93_9">the</text:span><text:span text:style-name="T93_10"><text:s/></text:span><text:span text:style-name="T93_11">tiered</text:span><text:span text:style-name="T93_12"><text:s/></text:span><text:span text:style-name="T93_13">attacks</text:span></text:p>
        </text:list-item>
        <text:list-item>
          <text:p text:style-name="P94"><text:span text:style-name="T94_1">Each</text:span><text:span text:style-name="T94_2"><text:s/></text:span><text:span text:style-name="T94_3">attack</text:span><text:span text:style-name="T94_4"><text:s/></text:span><text:span text:style-name="T94_5">should</text:span><text:span text:style-name="T94_6"><text:s/></text:span><text:span text:style-name="T94_7">have</text:span><text:span text:style-name="T94_8"><text:s/></text:span><text:span text:style-name="T94_9">a</text:span><text:span text:style-name="T94_10"><text:s/></text:span><text:span text:style-name="T94_11">purpose</text:span></text:p>
        </text:list-item>
        <text:list-item>
          <text:p text:style-name="P95"><text:span text:style-name="T95_1">Vary</text:span><text:span text:style-name="T95_2"><text:s/></text:span><text:span text:style-name="T95_3">cooldown</text:span><text:span text:style-name="T95_4"><text:s/></text:span><text:span text:style-name="T95_5">between</text:span><text:span text:style-name="T95_6"><text:s/></text:span><text:span text:style-name="T95_7">turns</text:span></text:p>
        </text:list-item>
        <text:list-item>
          <text:p text:style-name="P96"><text:span text:style-name="T96_1">Cooldown</text:span><text:span text:style-name="T96_2"><text:s/></text:span><text:span text:style-name="T96_3">based</text:span><text:span text:style-name="T96_4"><text:s/></text:span><text:span text:style-name="T96_5">on</text:span><text:span text:style-name="T96_6"><text:s/></text:span><text:span text:style-name="T96_7">levels</text:span><text:span text:style-name="T96_8"><text:s/>(</text:span><text:span text:style-name="T96_9">used</text:span><text:span text:style-name="T96_10"><text:s/></text:span><text:span text:style-name="T96_11">a</text:span><text:span text:style-name="T96_12"><text:s/></text:span><text:span text:style-name="T96_13">high</text:span><text:span text:style-name="T96_14"><text:s/></text:span><text:span text:style-name="T96_15">attack</text:span><text:span text:style-name="T96_16">,<text:s/></text:span><text:span text:style-name="T96_17">have</text:span><text:span text:style-name="T96_18"><text:s/></text:span><text:span text:style-name="T96_19">to</text:span><text:span text:style-name="T96_20"><text:s/></text:span><text:span text:style-name="T96_21">wait</text:span><text:span text:style-name="T96_22"><text:s/>6<text:s/></text:span><text:span text:style-name="T96_23">turns</text:span><text:span text:style-name="T96_24">)</text:span></text:p>
        </text:list-item>
        <text:list-item>
          <text:p text:style-name="P97"><text:span text:style-name="T97_1">Robot</text:span><text:span text:style-name="T97_2"><text:s/></text:span><text:span text:style-name="T97_3">needs</text:span><text:span text:style-name="T97_4"><text:s/></text:span><text:span text:style-name="T97_5">more</text:span><text:span text:style-name="T97_6"><text:s/></text:span><text:span text:style-name="T97_7">power</text:span><text:span text:style-name="T97_8"><text:s/>(</text:span><text:span text:style-name="T97_9">different</text:span><text:span text:style-name="T97_10"><text:s/></text:span><text:span text:style-name="T97_11">difficulties</text:span><text:span text:style-name="T97_12">)</text:span></text:p>
        </text:list-item>
        <text:list-item>
          <text:p text:style-name="P98"><text:span text:style-name="T98_1">Roll</text:span><text:span text:style-name="T98_2"><text:s/></text:span><text:span text:style-name="T98_3">each</text:span><text:span text:style-name="T98_4"><text:s/></text:span><text:span text:style-name="T98_5">turn</text:span></text:p>
        </text:list-item>
        <text:list-item>
          <text:p text:style-name="P99"><text:span text:style-name="T99_1">Ability</text:span><text:span text:style-name="T99_2"><text:s/></text:span><text:span text:style-name="T99_3">to</text:span><text:span text:style-name="T99_4"><text:s/></text:span><text:span text:style-name="T99_5">do</text:span><text:span text:style-name="T99_6"><text:s/></text:span><text:span text:style-name="T99_7">quick</text:span><text:span text:style-name="T99_8"><text:s/></text:span><text:span text:style-name="T99_9">attacks</text:span><text:span text:style-name="T99_10">,<text:s/></text:span><text:span text:style-name="T99_11">or</text:span><text:span text:style-name="T99_12"><text:s/></text:span><text:span text:style-name="T99_13">a</text:span><text:span text:style-name="T99_14"><text:s/></text:span><text:span text:style-name="T99_15">chance</text:span><text:span text:style-name="T99_16"><text:s/></text:span><text:span text:style-name="T99_17">to</text:span><text:span text:style-name="T99_18"><text:s/></text:span><text:span text:style-name="T99_19">attack</text:span><text:span text:style-name="T99_20"><text:s/></text:span><text:span text:style-name="T99_21">twice</text:span><text:span text:style-name="T99_22"><text:s/></text:span><text:span text:style-name="T99_23">without</text:span><text:span text:style-name="T99_24"><text:s/></text:span><text:span text:style-name="T99_25">stun</text:span><text:span text:style-name="T99_26">/</text:span><text:span text:style-name="T99_27">counter</text:span></text:p>
        </text:list-item>
        <text:list-item>
          <text:p text:style-name="P100"><text:span text:style-name="T100_1">Needs</text:span><text:span text:style-name="T100_2"><text:s/></text:span><text:span text:style-name="T100_3">to</text:span><text:span text:style-name="T100_4"><text:s/></text:span><text:span text:style-name="T100_5">play</text:span><text:span text:style-name="T100_6"><text:s/></text:span><text:span text:style-name="T100_7">more</text:span><text:span text:style-name="T100_8"><text:s/></text:span><text:span text:style-name="T100_9">into</text:span><text:span text:style-name="T100_10"><text:s/></text:span><text:span text:style-name="T100_11">the</text:span><text:span text:style-name="T100_12"><text:s/></text:span><text:span text:style-name="T100_13">tiers</text:span><text:span text:style-name="T100_14"><text:s/></text:span><text:span text:style-name="T100_15">to</text:span><text:span text:style-name="T100_16"><text:s/></text:span><text:span text:style-name="T100_17">justify</text:span><text:span text:style-name="T100_18"><text:s/></text:span><text:span text:style-name="T100_19">their</text:span><text:span text:style-name="T100_20"><text:s/></text:span><text:span text:style-name="T100_21">use</text:span></text:p>
        </text:list-item>
        <text:list-item>
          <text:p text:style-name="P101"><text:span text:style-name="T101_1">Different</text:span><text:span text:style-name="T101_2"><text:s/></text:span><text:span text:style-name="T101_3">attack</text:span><text:span text:style-name="T101_4"><text:s/></text:span><text:span text:style-name="T101_5">heights</text:span><text:span text:style-name="T101_6"><text:s/></text:span><text:span text:style-name="T101_7">were</text:span><text:span text:style-name="T101_8"><text:s/></text:span><text:span text:style-name="T101_9">not</text:span><text:span text:style-name="T101_10"><text:s/></text:span><text:span text:style-name="T101_11">significant</text:span></text:p>
        </text:list-item>
      </text:list>
      <text:p text:style-name="P10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number style:num-format="a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number style:num-format="a" text:style-name="List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number style:num-format="a" text:style-name="List3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number style:num-format="a" text:style-name="List4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number style:num-format="a" text:style-name="List5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number style:num-format="a" text:style-name="List6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6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6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6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6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6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number style:num-format="a" text:style-name="List7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7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7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7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7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7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7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7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7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number style:num-format="a" text:style-name="List8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8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8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8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8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8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8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8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8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number style:num-format="a" text:style-name="List9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9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9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9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9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9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9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9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9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number style:num-format="a" text:style-name="List10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0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0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0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0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0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0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0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0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4">
      <text:list-level-style-bullet text:bullet-char="●" text:style-name="List1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6">
      <text:list-level-style-bullet text:bullet-char="●" text:style-name="List1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7">
      <text:list-level-style-bullet text:bullet-char="●" text:style-name="List1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8">
      <text:list-level-style-bullet text:bullet-char="●" text:style-name="List1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9">
      <text:list-level-style-bullet text:bullet-char="●" text:style-name="List1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0">
      <text:list-level-style-bullet text:bullet-char="●" text:style-name="List2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1">
      <text:list-level-style-bullet text:bullet-char="●" text:style-name="List2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2">
      <text:list-level-style-bullet text:bullet-char="●" text:style-name="List2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3">
      <text:list-level-style-bullet text:bullet-char="●" text:style-name="List2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